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140">
            <text:p>140</text:p>
          </table:table-cell>
          <table:table-cell office:value-type="float" office:value="0.07">
            <text:p>0,07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0.07">
            <text:p>0,07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0.07">
            <text:p>0,07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0.23">
            <text:p>0,23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0.14">
            <text:p>0,14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0.09">
            <text:p>0,09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0.18">
            <text:p>0,18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0.45">
            <text:p>0,45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0.7">
            <text:p>0,7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0.96">
            <text:p>0,9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1.21">
            <text:p>1,21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.56">
            <text:p>1,5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1.85">
            <text:p>1,85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.2">
            <text:p>2,2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2.6">
            <text:p>2,6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2.89">
            <text:p>2,89</text:p>
          </table:table-cell>
          <table:table-cell office:value-type="float" office:value="0.01">
            <text:p>0,01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3.28">
            <text:p>3,28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float" office:value="3.56">
            <text:p>3,56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4">
            <text:p>4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office:value-type="float" office:value="4.3">
            <text:p>4,3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office:value-type="float" office:value="4.6">
            <text:p>4,6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4.89">
            <text:p>4,89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office:value-type="float" office:value="520">
            <text:p>520</text:p>
          </table:table-cell>
          <table:table-cell office:value-type="float" office:value="5.08">
            <text:p>5,08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office:value-type="float" office:value="540">
            <text:p>540</text:p>
          </table:table-cell>
          <table:table-cell office:value-type="float" office:value="5.27">
            <text:p>5,27</text:p>
          </table:table-cell>
          <table:table-cell office:value-type="float" office:value="0.03">
            <text:p>0,03</text:p>
          </table:table-cell>
        </table:table-row>
        <table:table-row table:style-name="ro1">
          <table:table-cell office:value-type="float" office:value="560">
            <text:p>560</text:p>
          </table:table-cell>
          <table:table-cell office:value-type="float" office:value="5.6">
            <text:p>5,6</text:p>
          </table:table-cell>
          <table:table-cell office:value-type="float" office:value="0.03">
            <text:p>0,03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mA</text:p>
          </table:table-cell>
          <table:table-cell office:value-type="string">
            <text:p>mW</text:p>
          </table:table-cell>
          <table:table-cell/>
        </table:table-row>
        <table:table-row table:style-name="ro1">
          <table:table-cell office:value-type="string">
            <text:p>strom diode</text:p>
          </table:table-cell>
          <table:table-cell office:value-type="string">
            <text:p>leistung yag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kommentare</text:p>
          </table:table-cell>
          <table:table-cell office:value-type="string">
            <text:p>L=808,4 </text:p>
          </table:table-cell>
          <table:table-cell office:value-type="string">
            <text:p>T=34,4 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RG filter 1000</text:p>
          </table:table-cell>
          <table:table-cell office:value-type="string">
            <text:p>Error 0,01 bis 400 ca</text:p>
          </table:table-cell>
          <table:table-cell/>
        </table:table-row>
        <table:table-row table:style-name="ro1">
          <table:table-cell/>
          <table:table-cell office:value-type="string">
            <text:p>Error 0,03 ab 400 ca</text:p>
          </table:table-cell>
          <table:table-cell/>
        </table:table-row>
      </table:table>
      <table:table table:name="Tabe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27">27.01.2012</text:date>, <text:time>15:54:2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arolin Wille</meta:initial-creator>
    <meta:creation-date>2012-01-27T11:10:03</meta:creation-date>
    <dc:date>2012-01-27T15:54:24</dc:date>
    <dc:creator>Carolin Wille</dc:creator>
    <meta:editing-duration>PT00H07M47S</meta:editing-duration>
    <meta:editing-cycles>3</meta:editing-cycles>
    <meta:generator>OpenOffice.org/3.2$Unix OpenOffice.org_project/320m19$Build-9505</meta:generator>
    <meta:document-statistic meta:table-count="3" meta:cell-count="85" meta:object-count="0"/>
  </office:meta>
</office:document-meta>
</file>